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</style:style>
    <style:style style:name="P2" style:family="paragraph" style:parent-style-name="Text_20_body">
      <style:paragraph-properties fo:line-height="100%"/>
      <style:text-properties fo:font-weight="bold"/>
    </style:style>
    <style:style style:name="P3" style:family="paragraph" style:parent-style-name="Heading_20_2">
      <style:paragraph-properties fo:line-height="100%" fo:text-align="start" style:justify-single-word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livro">
        <text:section text:style-name="Sect1" text:name="Seção1">
          <text:section text:style-name="Sect1" text:name="Seção2">
            <text:section text:style-name="Sect1" text:name="Seção3">
              <text:section text:style-name="Sect1" text:name="Seção4">
                <text:section text:style-name="Sect1" text:name="Seção5">
                  <text:section text:style-name="Sect1" text:name="Seção6">
                    <text:section text:style-name="Sect1" text:name="Seção7">
                      <text:section text:style-name="Sect1" text:name="Seção8">
                        <text:section text:style-name="Sect1" text:name="Seção9">
                          <text:h text:style-name="P3" text:outline-level="2"><text:bookmark text:name="livro"/>Filipenses</text:h>
                          <text:section text:style-name="Sect1" text:name="cap1">
                            <text:p text:style-name="P1">1 Paulo e Timóteo, servos de Cristo Jesus, a todos os santos em Cristo Jesus que estão em Filipos, com os bispos e diáconos:</text:p>
                            <text:p text:style-name="P1">2 Graça a vós, e paz da parte de Deus nosso Pai, e do Senhor Jesus Cristo.</text:p>
                            <text:p text:style-name="P1">3 Dou graças ao meu Deus todas as vezes que me lembro de vós,</text:p>
                            <text:p text:style-name="P1">4 fazendo sempre, em todas as minhas orações, súplicas por todos vós com alegria</text:p>
                            <text:p text:style-name="P1">5 pela vossa cooperação a favor do evangelho desde o primeiro dia até agora;</text:p>
                            <text:p text:style-name="P1">6 tendo por certo isto mesmo, que aquele que em vós começou a boa obra a aperfeiçoará até o dia de Cristo Jesus,</text:p>
                            <text:p text:style-name="P1">7 como tenho por justo sentir isto a respeito de vós todos, porque vos retenho em meu coração, pois todos vós sois participantes comigo da graça, tanto nas minhas prisões como na defesa e confirmação do evangelho.</text:p>
                            <text:p text:style-name="P1">8 Pois Deus me é testemunha de que tenho saudades de todos vós, na terna misericórdia de Cristo Jesus.</text:p>
                            <text:p text:style-name="P1">9 E isto peço em oração: que o vosso amor aumente mais e mais no pleno conhecimento e em todo o discernimento,</text:p>
                            <text:p text:style-name="P1">10 para que aproveis as coisas excelentes, a fim de que sejais sinceros, e sem ofensa até o dia de Cristo;</text:p>
                            <text:p text:style-name="P1">11 cheios do fruto de injustiça, que vem por meio de Jesus Cristo, para glória e louvor de Deus.</text:p>
                            <text:p text:style-name="P1">12 E quero, irmãos, que saibais que as coisas que me aconteceram têm antes contribuido para o progresso do evangelho;</text:p>
                            <text:p text:style-name="P1">13 de modo que se tem tornado manifesto a toda a guarda pretoriana e a todos os demais, que é por Cristo que estou em prisões;</text:p>
                            <text:p text:style-name="P1">14 também a maior parte dos irmãos no Senhor, animados pelas minhas prisões, são muito mais corajosos para falar sem temor a palavra de Deus.</text:p>
                            <text:p text:style-name="P1">15 Verdade é que alguns pregam a Cristo até por inveja e contenda, mas outros o fazem de boa mente;</text:p>
                            <text:p text:style-name="P1">16 estes por amor, sabendo que fui posto para defesa do evangelho;</text:p>
                            <text:p text:style-name="P1">17 mas aqueles por contenda anunciam a Cristo, não sinceramente, julgando suscitar aflição às minhas prisões.</text:p>
                            <text:p text:style-name="P1">18 Mas que importa? contanto que, de toda maneira, ou por pretexto ou de verdade, Cristo seja anunciado, nisto me regozijo, sim, e me regozijarei;</text:p>
                            <text:p text:style-name="P1">19 porque sei que isto me resultará em salvação, pela vossa súplica e pelo socorro do Espírito de Jesus Cristo,</text:p>
                            <text:p text:style-name="P1">20 segundo a minha ardente expectativa e esperança, de que em nada serei confundido; antes, com toda a ousadia, Cristo será, tanto agora como sempre, engrandecido no meu corpo, seja pela vida, seja pela morte.</text:p>
                            <text:p text:style-name="P1">21 Porque para mim o viver é Cristo, e o morrer é lucro.</text:p>
                            <text:p text:style-name="P1">22 Mas, se o viver na carne resultar para mim em fruto do meu trabalho, não sei então o que hei de escolher.</text:p>
                            <text:p text:style-name="P1"><text:soft-page-break/>23 Mas de ambos os lados estou em aperto, tendo desejo de partir e estar com Cristo, porque isto é ainda muito melhor;</text:p>
                            <text:p text:style-name="P1">24 todavia, por causa de vós, julgo mais necessário permanecer na carne.</text:p>
                            <text:p text:style-name="P1">25 E, tendo esta confiança, sei que ficarei, e permanecerei com todos vós para vosso progresso e gozo na fé;</text:p>
                            <text:p text:style-name="P1">26 para que o motivo de vos gloriardes cresça por mim em Cristo Jesus, pela minha presença de novo convosco.</text:p>
                            <text:p text:style-name="P1">27 Somente portai-vos, dum modo digno do evangelho de Cristo, para que, quer vá e vos veja, quer esteja ausente, ouça acerca de vós que permaneceis firmes num só espírito, combatendo juntamente com uma só alma pela fé do evangelho;</text:p>
                            <text:p text:style-name="P1">28 e que em nada estais atemorizados pelos adversários, o que para eles é indício de perdição, mas para vós de salvação, e isso da parte de Deus;</text:p>
                            <text:p text:style-name="P1">29 pois vos foi concedido, por amor de Cristo, não somente o crer nele, mas também o padecer por ele,</text:p>
                            <text:p text:style-name="P1">30 tendo o mesmo combate que já em mim tendes visto e agora ouvis que está em mim.</text:p>
                          </text:section>
                          <text:section text:style-name="Sect1" text:name="Seção10">
                            <text:p text:style-name="P2"><text:bookmark text:name="cap1"/>FILIPENSES-[Capitulo 2]</text:p>
                            <text:p text:style-name="P1">1 Portanto, se há alguma exortação em Cristo, se alguma consolação de amor, se alguma comunhão do Espírito, se alguns entranháveis afetos e compaixões,</text:p>
                            <text:p text:style-name="P1">2 completai o meu gozo, para que tenhais o mesmo modo de pensar, tendo o mesmo amor, o mesmo ânimo, pensando a mesma coisa;</text:p>
                            <text:p text:style-name="P1">3 nada façais por contenda ou por vanglória, mas com humildade cada um considere os outros superiores a si mesmo;</text:p>
                            <text:p text:style-name="P1">4 não olhe cada um somente para o que é seu, mas cada qual também para o que é dos outros.</text:p>
                            <text:p text:style-name="P1">5 Tende em vós aquele sentimento que houve também em Cristo Jesus,</text:p>
                            <text:p text:style-name="P1">6 o qual, subsistindo em forma de Deus, não considerou o ser igual a Deus coisa a que se devia aferrar,</text:p>
                            <text:p text:style-name="P1">7 mas esvaziou-se a si mesmo, tomando a forma de servo, tornando-se semelhante aos homens;</text:p>
                            <text:p text:style-name="P1">8 e, achado na forma de homem, humilhou-se a si mesmo, tornando-se obediente até a morte, e morte de cruz.</text:p>
                            <text:p text:style-name="P1">9 Pelo que também Deus o exaltou soberanamente, e lhe deu o nome que é sobre todo nome;</text:p>
                            <text:p text:style-name="P1">10 para que ao nome de Jesus se dobre todo joelho dos que estão nos céus, e na terra, e debaixo da terra,</text:p>
                            <text:p text:style-name="P1">11 e toda língua confesse que Jesus Cristo é Senhor, para glória de Deus Pai.</text:p>
                            <text:p text:style-name="P1">12 De sorte que, meus amados, do modo como sempre obedecestes, não como na minha presença somente, mas muito mais agora na minha ausência, efetuai a vossa salvação com temor e tremor;</text:p>
                            <text:p text:style-name="P1">13 porque Deus é o que opera em vós tanto o querer como o efetuar, segundo a sua boa vontade.</text:p>
                            <text:p text:style-name="P1">14 Fazei todas as coisas sem murmurações nem contendas;</text:p>
                            <text:p text:style-name="P1">15 para que vos torneis irrepreensíveis e sinceros, filhos de Deus imaculados no meio de uma geração corrupta e perversa, entre a qual resplandeceis como luminares no mundo,</text:p>
                            <text:p text:style-name="P1"><text:soft-page-break/>16 retendo a palavra da vida; para que no dia de Cristo eu tenha motivo de gloriar-me de que não foi em vão que corri nem em vão que trabalhei.</text:p>
                            <text:p text:style-name="P1">17 Contudo, ainda que eu seja derramado como libação sobre o sacrifício e serviço da vossa fé, folgo e me regozijo com todos vós;</text:p>
                            <text:p text:style-name="P1">18 e pela mesma razão folgai vós também e regozijai-vos comigo.</text:p>
                            <text:p text:style-name="P1">19 Ora, espero no Senhor Jesus enviar-vos em breve Timóteo, para que também eu esteja de bom ânimo, sabendo as vossas notícias.</text:p>
                            <text:p text:style-name="P1">20 Porque nenhum outro tenho de igual sentimento, que sinceramente cuide do vosso bem-estar.</text:p>
                            <text:p text:style-name="P1">21 Pois todos buscam o que é seu, e não o que é de Cristo Jesus.</text:p>
                            <text:p text:style-name="P1">22 Mas sabeis que provas deu ele de si; que, como filho ao pai, serviu comigo a favor do evangelho.</text:p>
                            <text:p text:style-name="P1">23 A este, pois, espero enviar logo que eu tenha visto como há de ser o meu caso;</text:p>
                            <text:p text:style-name="P1">24 confio, porém, no Senhor, que também eu mesmo em breve irei.</text:p>
                            <text:p text:style-name="P1">25 Julguei, contudo, necessário enviar-vos Epafrodito, meu irmão, e cooperador, e companheiro nas lutas, e vosso enviado para me socorrer nas minhas necessidades;</text:p>
                            <text:p text:style-name="P1">26 porquanto ele tinha saudades de vós todos, e estava angustiado por terdes ouvido que estivera doente.</text:p>
                            <text:p text:style-name="P1">27 Pois de fato esteve doente e quase à morte; mas Deus se compadeceu dele, e não somente dele, mas também de mim, para que eu não tivesse tristeza sobre tristeza.</text:p>
                            <text:p text:style-name="P1">28 Por isso vo-lo envio com mais urgência, para que, vendo-o outra vez, vos regozijeis, e eu tenha menos tristeza.</text:p>
                            <text:p text:style-name="P1">29 Recebei-o, pois, no Senhor com todo o gozo, e tende em honra a homens tais como ele;</text:p>
                            <text:p text:style-name="P1">30 porque pela obra de Cristo chegou até as portas da morte, arriscando a sua vida para suprir-me o que faltava do vosso serviço.</text:p>
                          </text:section>
                          <text:section text:style-name="Sect1" text:name="cap2">
                            <text:p text:style-name="P2">FILIPENSES-[Capitulo 3]</text:p>
                            <text:p text:style-name="P1">1 Quanto ao mais, irmãos meus, regozijai-vos no Senhor. Não me é penoso a mim escrever-vos as mesmas coisas, e a vós vos dá segurança.</text:p>
                            <text:p text:style-name="P1">2 Acautelai-vos dos cães; acautelai-vos dos maus obreiros; acautelai-vos da falsa circuncisão.</text:p>
                            <text:p text:style-name="P1">3 Porque a circuncisão somos nós, que servimos a Deus em espírito, e nos gloriamos em Cristo Jesus, e não confiamos na carne.</text:p>
                            <text:p text:style-name="P1">4 Se bem que eu poderia até confiar na carne. Se algum outro julga poder confiar na carne, ainda mais eu:</text:p>
                            <text:p text:style-name="P1">5 circuncidado ao oitavo dia, da linhagem de Israel, da tribo de Benjamim, hebreu de hebreus; quanto à lei fui fariseu;</text:p>
                            <text:p text:style-name="P1">6 quanto ao zelo, persegui a igreja; quanto à justiça que há na lei, fui irrepreensível.</text:p>
                            <text:p text:style-name="P1">7 Mas o que para mim era lucro passei a considerá-lo como perda por amor de Cristo;</text:p>
                            <text:p text:style-name="P1">8 sim, na verdade, tenho também como perda todas as coisas pela excelência do conhecimento de Cristo Jesus, meu Senhor; pelo qual sofri a perda de todas estas coisas, e as considero como refugo, para que possa ganhar a Cristo,</text:p>
                            <text:p text:style-name="P1">9 e seja achado nele, não tendo como minha justiça a que vem da lei, mas a que vem pela fé em Cristo, a saber, a justiça que vem de Deus pela fé;</text:p>
                            <text:p text:style-name="P1"><text:soft-page-break/>10 para conhecê-lo, e o poder da sua ressurreição e a e a participação dos seus sofrimentos, conformando-me a ele na sua morte,</text:p>
                            <text:p text:style-name="P1">11 para ver se de algum modo posso chegar à ressurreição dentre os mortos.</text:p>
                            <text:p text:style-name="P1">12 Não que já a tenha alcançado, ou que seja perfeito; mas vou prosseguindo, para ver se poderei alcançar aquilo para o que fui também alcançado por Cristo Jesus.</text:p>
                            <text:p text:style-name="P1">13 Irmãos, quanto a mim, não julgo que o haja alcançado; mas uma coisa faço, e é que, esquecendo-me das coisas que atrás ficam, e avançando para as que estão adiante,</text:p>
                            <text:p text:style-name="P1">14 prossigo para o alvo pelo prêmio da vocação celestial de Deus em Cristo Jesus.</text:p>
                            <text:p text:style-name="P1">15 Pelo que todos quantos somos perfeitos tenhamos este sentimento; e, se sentis alguma coisa de modo diverso, Deus também vo-lo revelará.</text:p>
                            <text:p text:style-name="P1">16 Mas, naquela medida de perfeição a que já chegamos, nela prossigamos.</text:p>
                            <text:p text:style-name="P1">17 Irmãos, sede meus imitadores, e atentai para aqueles que andam conforme o exemplo que tendes em nós;</text:p>
                            <text:p text:style-name="P1">18 porque muitos há, dos quais repetidas vezes vos disse, e agora vos digo até chorando, que são inimigos da cruz de Cristo;</text:p>
                            <text:p text:style-name="P1">19 cujo fim é a perdição; cujo deus é o ventre; e cuja glória assenta no que é vergonhoso; os quais só cuidam das coisas terrenas.</text:p>
                            <text:p text:style-name="P1">20 Mas a nossa pátria está nos céus, donde também aguardamos um Salvador, o Senhor Jesus Cristo,</text:p>
                            <text:p text:style-name="P1">21 que transformará o corpo da nossa humilhação, para ser conforme ao corpo da sua glória, segundo o seu eficaz poder de até sujeitar a si todas as coisas.</text:p>
                          </text:section>
                          <text:section text:style-name="Sect1" text:name="cap3">
                            <text:p text:style-name="P2">FILIPENSES-[Capitulo 4]</text:p>
                            <text:p text:style-name="P1">1 Portanto, meus amados e saudosos irmãos, minha alegria e coroa, permanecei assim firmes no Senhor, amados.</text:p>
                            <text:p text:style-name="P1">2 Rogo a Evódia, e rogo a Síntique, que sintam o mesmo no Senhor.</text:p>
                            <text:p text:style-name="P1">3 E peço também a ti, meu verdadeiro companheiro, que as ajudes, porque trabalharam comigo no evangelho, e com Clemente, e com os outros meus cooperadores, cujos nomes estão no livro da vida.</text:p>
                            <text:p text:style-name="P1">4 Regozijai-vos sempre no Senhor; outra vez digo, regozijai- vos.</text:p>
                            <text:p text:style-name="P1">5 Seja a vossa moderação conhecida de todos os homens. Perto está o Senhor.</text:p>
                            <text:p text:style-name="P1">6 Não andeis ansiosos por coisa alguma; antes em tudo sejam os vossos pedidos conhecidos diante de Deus pela oração e súplica com ações de graças;</text:p>
                            <text:p text:style-name="P1">7 e a paz de Deus, que excede todo o entendimento, guardará os vossos corações e os vossos pensamentos em Cristo Jesus.</text:p>
                            <text:p text:style-name="P1">8 Quanto ao mais, irmãos, tudo o que é verdadeiro, tudo o que é honesto, tudo o que é justo, tudo o que é puro, tudo o que é amável, tudo o que é de boa fama, se há alguma virtude, e se há algum louvor, nisso pensai.</text:p>
                            <text:p text:style-name="P1">9 O que também aprendestes, e recebestes, e ouvistes, e vistes em mim, isso praticai; e o Deus de paz será convosco.</text:p>
                            <text:p text:style-name="P1">10 Ora, muito me regozijo no Senhor por terdes finalmente renovado o vosso cuidado para comigo; do qual na verdade andáveis lembrados, mas vos faltava oportunidade.</text:p>
                            <text:p text:style-name="P1"><text:soft-page-break/>11 Não digo isto por causa de necessidade, porque já aprendi a contentar-me com as circunstâncias em que me encontre.</text:p>
                            <text:p text:style-name="P1">12 Sei passar falta, e sei também ter abundância; em toda maneira e em todas as coisas estou experimentado, tanto em ter fartura, como em passar fome; tanto em ter abundância, como em padecer necessidade.</text:p>
                            <text:p text:style-name="P1">13 Posso todas as coisas naquele que me fortalece.</text:p>
                            <text:p text:style-name="P1">14 Todavia fizestes bem em tomar parte na minha aflição.</text:p>
                            <text:p text:style-name="P1">15 Também vós sabeis, ó filipenses, que, no princípio do evangelho, quando parti da Macedônia, nenhuma igreja comunicou comigo no sentido de dar e de receber, senão vós somente;</text:p>
                            <text:p text:style-name="P1">16 porque estando eu ainda em Tessalônica, não uma só vez, mas duas, mandastes suprir-me as necessidades.</text:p>
                            <text:p text:style-name="P1">17 Não que procure dádivas, mas procuro o fruto que cresça para a vossa conta.</text:p>
                            <text:p text:style-name="P1">18 Mas tenho tudo; tenho-o até em abundância; cheio estou, depois que recebi de Epafrodito o que da vossa parte me foi enviado, como cheiro suave, como sacrifício aceitável e aprazível a Deus.</text:p>
                            <text:p text:style-name="P1">19 Meu Deus suprirá todas as vossas necessidades segundo as suas riquezas na glória em Cristo Jesus.</text:p>
                            <text:p text:style-name="P1">20 Ora, a nosso Deus e Pai seja dada glória pelos séculos dos séculos. Amém.</text:p>
                            <text:p text:style-name="P1">21 Saudai a cada um dos santos em Cristo Jesus. Os irmãos que estão comigo vos saúdam.</text:p>
                            <text:p text:style-name="P1">22 Todos os santos vos saúdam, especialmente os que são da casa de César.</text:p>
                            <text:p text:style-name="P1">23 A graça do Senhor Jesus Cristo seja com o vosso espírito.</text:p>
                          </text:section>
                        </text:section>
                      </text:section>
                    </text:section>
                  </text:section>
                </text:section>
              </text:section>
            </text:section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29T16:58:01.635096135</meta:creation-date>
    <dc:date>2023-10-29T17:51:55.364485329</dc:date>
    <meta:editing-duration>PT15M31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5" meta:paragraph-count="108" meta:word-count="2191" meta:character-count="11907" meta:non-whitespace-character-count="9824"/>
  </office:meta>
</office:document-meta>
</file>